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2193in"/>
    </style:style>
    <style:style style:name="co2" style:family="table-column">
      <style:table-column-properties fo:break-before="auto" style:column-width="1.0598in"/>
    </style:style>
    <style:style style:name="co3" style:family="table-column">
      <style:table-column-properties fo:break-before="auto" style:column-width="2.0516in"/>
    </style:style>
    <style:style style:name="co4" style:family="table-column">
      <style:table-column-properties fo:break-before="auto" style:column-width="1.5791in"/>
    </style:style>
    <style:style style:name="co5" style:family="table-column">
      <style:table-column-properties fo:break-before="auto" style:column-width="3.0252in"/>
    </style:style>
    <style:style style:name="co6" style:family="table-column">
      <style:table-column-properties fo:break-before="auto" style:column-width="1.5311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text-properties fo:font-weight="bold" style:font-weight-asian="bold" style:font-weight-complex="bold"/>
    </style:style>
    <style:style style:name="ce4"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fo:border-bottom="0.74pt solid #000000" style:text-align-source="fix" style:repeat-content="false" fo:border-left="none" fo:border-right="none" fo:border-top="none"/>
      <style:paragraph-properties fo:text-align="center" fo:margin-left="0in"/>
    </style:style>
    <style:style style:name="ce25" style:family="table-cell" style:parent-style-name="Default">
      <style:table-cell-properties fo:border-bottom="none" style:text-align-source="fix" style:repeat-content="false" fo:border-left="none" fo:border-right="0.74pt solid #000000" fo:border-top="none"/>
      <style:paragraph-properties fo:text-align="center" fo:margin-left="0in"/>
    </style:style>
    <style:style style:name="ce5" style:family="table-cell" style:parent-style-name="Default">
      <style:table-cell-properties fo:border-bottom="0.74pt solid #000000" style:text-align-source="fix" style:repeat-content="false" fo:border-left="none" fo:border-right="none" fo:border-top="0.74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fo:border-bottom="none" style:text-align-source="fix" style:repeat-content="false" fo:border-left="0.74pt solid #000000" fo:border-right="none" fo:border-top="none" style:vertical-align="middle"/>
      <style:paragraph-properties fo:text-align="center"/>
      <style:text-properties fo:font-weight="bold" style:font-weight-asian="bold" style:font-weight-complex="bold"/>
    </style:style>
    <style:style style:name="ce7" style:family="table-cell" style:parent-style-name="Default">
      <style:table-cell-properties fo:background-color="#ff0000" style:text-align-source="fix" style:repeat-content="false" fo:wrap-option="wrap" fo:border="0.74pt solid #000000" style:vertical-align="middle"/>
      <style:paragraph-properties fo:text-align="center" fo:margin-left="0in"/>
    </style:style>
    <style:style style:name="ce8" style:family="table-cell" style:parent-style-name="Default">
      <style:table-cell-properties fo:background-color="#ff972f" style:text-align-source="fix" style:repeat-content="false" fo:wrap-option="wrap" fo:border="0.74pt solid #000000" style:vertical-align="middle"/>
      <style:paragraph-properties fo:text-align="center" fo:margin-left="0in"/>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11" style:family="table-cell" style:parent-style-name="Default">
      <style:table-cell-properties fo:background-color="#5eb91e" style:text-align-source="fix" style:repeat-content="false" fo:wrap-option="wrap" fo:border="0.74pt solid #000000" style:vertical-align="middle"/>
      <style:paragraph-properties fo:text-align="center" fo:margin-left="0in"/>
    </style:style>
    <style:style style:name="ce40" style:family="table-cell" style:parent-style-name="Default">
      <style:table-cell-properties fo:background-color="#356911" style:text-align-source="fix" style:repeat-content="false" fo:wrap-option="wrap" fo:border="0.74pt solid #000000" style:vertical-align="middle"/>
      <style:paragraph-properties fo:text-align="center" fo:margin-left="0in"/>
    </style:style>
    <style:style style:name="ce12" style:family="table-cell" style:parent-style-name="Default">
      <style:table-cell-properties style:text-align-source="fix" style:repeat-content="false" fo:border="0.74pt solid #000000" style:vertical-align="middle"/>
      <style:paragraph-properties fo:text-align="center"/>
    </style:style>
    <style:style style:name="ce34" style:family="table-cell" style:parent-style-name="Default">
      <style:table-cell-properties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48" style:family="table-cell" style:parent-style-name="Default">
      <style:table-cell-properties style:text-align-source="fix" style:repeat-content="false" fo:border="none"/>
      <style:paragraph-properties fo:text-align="center" fo:margin-left="0in"/>
    </style:style>
    <style:style style:name="ce15" style:family="table-cell" style:parent-style-name="Default">
      <style:table-cell-properties style:text-align-source="fix" style:repeat-content="false" fo:border="0.74pt solid #000000"/>
      <style:paragraph-properties fo:text-align="center" fo:margin-left="0in"/>
    </style:style>
    <style:style style:name="ce50" style:family="table-cell" style:parent-style-name="Default">
      <style:table-cell-properties style:text-align-source="fix" style:repeat-content="false" fo:border="none" style:vertical-align="bottom"/>
      <style:paragraph-properties fo:text-align="center" fo:margin-left="0in"/>
    </style:style>
    <style:style style:name="ce51" style:family="table-cell" style:parent-style-name="Default">
      <style:table-cell-properties fo:border-bottom="0.74pt solid #000000" style:text-align-source="fix" style:repeat-content="false" fo:border-left="none" fo:border-right="none" fo:border-top="none" style:vertical-align="bottom"/>
      <style:paragraph-properties fo:text-align="center" fo:margin-left="0in"/>
    </style:style>
    <style:style style:name="ce14" style:family="table-cell" style:parent-style-name="Default">
      <style:table-cell-properties style:text-align-source="fix" style:repeat-content="false" fo:border="0.74pt solid #000000" style:vertical-align="bottom"/>
      <style:paragraph-properties fo:text-align="center" fo:margin-left="0in"/>
    </style:style>
    <style:style style:name="ce16" style:family="table-cell" style:parent-style-name="Default">
      <style:table-cell-properties fo:border-bottom="none" style:text-align-source="fix" style:repeat-content="false" fo:border-left="none" fo:border-right="none" fo:border-top="0.74pt solid #000000" style:vertical-align="middle"/>
      <style:paragraph-properties fo:text-align="center"/>
    </style:style>
    <style:style style:name="ce45"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46" style:family="table-cell" style:parent-style-name="Default">
      <style:table-cell-properties fo:border="0.74pt solid #000000"/>
    </style:style>
    <style:style style:name="ce56" style:family="table-cell" style:parent-style-name="Default">
      <style:table-cell-properties style:text-align-source="fix" style:repeat-content="false" fo:border="none" style:vertical-align="middle"/>
      <style:paragraph-properties fo:text-align="center" fo:margin-left="0in"/>
    </style:style>
    <style:style style:name="ce57" style:family="table-cell" style:parent-style-name="Default">
      <style:table-cell-properties fo:border-bottom="0.74pt solid #000000" style:text-align-source="fix" style:repeat-content="false" fo:border-left="none" fo:border-right="none" fo:border-top="none" style:vertical-align="middle"/>
      <style:paragraph-properties fo:text-align="center" fo:margin-left="0in"/>
    </style:style>
    <style:style style:name="ce19" style:family="table-cell" style:parent-style-name="Default">
      <style:table-cell-properties style:text-align-source="fix" style:repeat-content="false" fo:border="0.74pt solid #000000" style:vertical-align="middle"/>
      <style:paragraph-properties fo:text-align="center" fo:margin-left="0in"/>
    </style:style>
    <style:style style:name="ce20" style:family="table-cell" style:parent-style-name="Default">
      <style:table-cell-properties fo:border-bottom="none" fo:border-left="none" fo:border-right="none" fo:border-top="0.74pt solid #000000"/>
    </style:style>
    <style:style style:name="ce21" style:family="table-cell" style:parent-style-name="Default">
      <style:text-properties fo:font-weight="bold" style:font-weight-asian="bold" style:font-weight-complex="bold"/>
    </style:style>
    <style:style style:name="ce60"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end" fo:margin-left="0in"/>
      <style:text-properties fo:font-weight="bold" style:font-weight-asian="bold" style:font-weight-complex="bold"/>
    </style:style>
    <style:style style:name="ce61" style:family="table-cell" style:parent-style-name="Default">
      <style:table-cell-properties fo:border-bottom="none" style:text-align-source="fix" style:repeat-content="false" fo:border-left="0.74pt solid #000000" fo:border-right="none" fo:border-top="none" style:vertical-align="middle"/>
      <style:paragraph-properties fo:text-align="center" fo:margin-left="0in"/>
      <style:text-properties fo:font-weight="bold" style:font-weight-asian="bold" style:font-weight-complex="bold"/>
    </style:style>
    <style:style style:name="ce62" style:family="table-cell" style:parent-style-name="Default">
      <style:table-cell-properties fo:border-bottom="0.74pt solid #000000" fo:border-left="0.74pt solid #000000" fo:border-right="none" fo:border-top="none"/>
    </style:style>
    <style:style style:name="ce78" style:family="table-cell" style:parent-style-name="Default">
      <style:table-cell-properties style:text-align-source="fix" style:repeat-content="false" fo:wrap-option="wrap" fo:border="0.74pt solid #000000" style:vertical-align="middle"/>
      <style:paragraph-properties fo:text-align="start" fo:margin-left="0in"/>
      <style:text-properties fo:font-weight="normal" style:font-weight-asian="normal" style:font-weight-complex="normal"/>
    </style:style>
    <style:style style:name="ce66" style:family="table-cell" style:parent-style-name="Default">
      <style:table-cell-properties style:text-align-source="fix" style:repeat-content="false" fo:wrap-option="wrap" fo:border="none" style:vertical-align="middle"/>
      <style:paragraph-properties fo:text-align="center" fo:margin-left="0in"/>
      <style:map style:condition="cell-content()=&quot;Non-Compliant&quot;" style:apply-style-name="Red_20_Fill" style:base-cell-address="'2025-02-13'.D7"/>
      <style:map style:condition="cell-content()=&quot;Exception Rejected&quot;" style:apply-style-name="Orange_20_Fill" style:base-cell-address="'2025-02-13'.D7"/>
      <style:map style:condition="cell-content()=&quot;Compliance Expected&quot;" style:apply-style-name="Light_20_Green_20_Fill" style:base-cell-address="'2025-02-13'.D7"/>
      <style:map style:condition="cell-content()=&quot;Exception Granted&quot;" style:apply-style-name="Dark_20_Green_20_Fill" style:base-cell-address="'2025-02-13'.D7"/>
      <style:map style:condition="cell-content()=&quot;Compliant&quot;" style:apply-style-name="Emerald_20_Fill" style:base-cell-address="'2025-02-13'.D7"/>
      <style:map style:condition="cell-content()=&quot;Not-Applicable&quot;" style:apply-style-name="Note" style:base-cell-address="'2025-02-13'.D7"/>
      <style:map style:condition="cell-content()=&quot;Exception Requested&quot;" style:apply-style-name="Yellow_20_Fill" style:base-cell-address="'2025-02-13'.D7"/>
    </style:style>
    <style:style style:name="ce67" style:family="table-cell" style:parent-style-name="Default">
      <style:table-cell-properties fo:border-bottom="0.74pt solid #000000"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2025-02-13'.D7"/>
      <style:map style:condition="cell-content()=&quot;Exception Rejected&quot;" style:apply-style-name="Orange_20_Fill" style:base-cell-address="'2025-02-13'.D7"/>
      <style:map style:condition="cell-content()=&quot;Compliance Expected&quot;" style:apply-style-name="Light_20_Green_20_Fill" style:base-cell-address="'2025-02-13'.D7"/>
      <style:map style:condition="cell-content()=&quot;Exception Granted&quot;" style:apply-style-name="Dark_20_Green_20_Fill" style:base-cell-address="'2025-02-13'.D7"/>
      <style:map style:condition="cell-content()=&quot;Compliant&quot;" style:apply-style-name="Emerald_20_Fill" style:base-cell-address="'2025-02-13'.D7"/>
      <style:map style:condition="cell-content()=&quot;Not-Applicable&quot;" style:apply-style-name="Note" style:base-cell-address="'2025-02-13'.D7"/>
      <style:map style:condition="cell-content()=&quot;Exception Requested&quot;" style:apply-style-name="Yellow_20_Fill" style:base-cell-address="'2025-02-13'.D7"/>
    </style:style>
    <style:style style:name="ce65" style:family="table-cell" style:parent-style-name="Default">
      <style:table-cell-properties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2025-02-13'.D7"/>
      <style:map style:condition="cell-content()=&quot;Exception Rejected&quot;" style:apply-style-name="Orange_20_Fill" style:base-cell-address="'2025-02-13'.D7"/>
      <style:map style:condition="cell-content()=&quot;Compliance Expected&quot;" style:apply-style-name="Light_20_Green_20_Fill" style:base-cell-address="'2025-02-13'.D7"/>
      <style:map style:condition="cell-content()=&quot;Exception Granted&quot;" style:apply-style-name="Dark_20_Green_20_Fill" style:base-cell-address="'2025-02-13'.D7"/>
      <style:map style:condition="cell-content()=&quot;Compliant&quot;" style:apply-style-name="Emerald_20_Fill" style:base-cell-address="'2025-02-13'.D7"/>
      <style:map style:condition="cell-content()=&quot;Not-Applicable&quot;" style:apply-style-name="Note" style:base-cell-address="'2025-02-13'.D7"/>
      <style:map style:condition="cell-content()=&quot;Exception Requested&quot;" style:apply-style-name="Yellow_20_Fill" style:base-cell-address="'2025-02-13'.D7"/>
    </style:style>
    <style:style style:name="ce68" style:family="table-cell" style:parent-style-name="Default">
      <style:table-cell-properties fo:border="none"/>
    </style:style>
    <style:style style:name="ce69" style:family="table-cell" style:parent-style-name="Default">
      <style:table-cell-properties fo:border-bottom="0.74pt solid #000000" style:text-align-source="fix" style:repeat-content="false" fo:border-left="none" fo:border-right="0.74pt solid #000000" fo:border-top="0.74pt solid #000000" style:vertical-align="middle"/>
      <style:paragraph-properties fo:text-align="center"/>
    </style:style>
    <style:style style:name="ce70" style:family="table-cell" style:parent-style-name="Default">
      <style:table-cell-properties fo:border-bottom="none" style:text-align-source="fix" style:repeat-content="false" fo:border-left="none" fo:border-right="0.74pt solid #000000" fo:border-top="none" style:vertical-align="middle"/>
      <style:paragraph-properties fo:text-align="center" fo:margin-left="0in"/>
      <style:text-properties fo:font-weight="bold" style:font-weight-asian="bold" style:font-weight-complex="bold"/>
    </style:style>
    <style:style style:name="ce71" style:family="table-cell" style:parent-style-name="Default">
      <style:table-cell-properties fo:border-bottom="0.74pt solid #000000" fo:border-left="none" fo:border-right="0.74pt solid #000000" fo:border-top="none"/>
    </style:style>
    <style:style style:name="ce73" style:family="table-cell" style:parent-style-name="Default">
      <style:table-cell-properties fo:border-bottom="0.74pt solid #000000" fo:border-left="none" fo:border-right="none" fo:border-top="none"/>
    </style:style>
    <style:style style:name="ce27" style:family="table-cell" style:parent-style-name="Default">
      <style:table-cell-properties fo:background-color="#dee6ef" style:text-align-source="fix" style:repeat-content="false" fo:border="0.74pt solid #000000" style:vertical-align="middle"/>
      <style:paragraph-properties fo:text-align="center"/>
      <style:text-properties fo:font-weight="bold" style:font-weight-asian="bold" style:font-weight-complex="bold"/>
    </style:style>
    <style:style style:name="ce75" style:family="table-cell" style:parent-style-name="Default">
      <style:table-cell-properties fo:background-color="#dee6ef" style:text-align-source="fix" style:repeat-content="false" fo:border="0.74pt solid #000000" style:vertical-align="middle"/>
      <style:paragraph-properties fo:text-align="end" fo:margin-left="0in"/>
      <style:text-properties fo:font-weight="bold" style:font-weight-asian="bold" style:font-weight-complex="bold"/>
    </style:style>
    <style:style style:name="ce89" style:family="table-cell" style:parent-style-name="Default">
      <style:table-cell-properties fo:background-color="#dee6ef"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97" style:family="table-cell" style:parent-style-name="Default">
      <style:table-cell-properties fo:background-color="#dee6ef" style:text-align-source="fix" style:repeat-content="false" fo:wrap-option="wrap" fo:border="0.74pt solid #000000" style:vertical-align="middle"/>
      <style:paragraph-properties fo:text-align="start" fo:margin-left="0in"/>
      <style:text-properties fo:font-weight="normal" style:font-weight-asian="normal" style:font-weight-complex="normal"/>
    </style:style>
    <style:style style:name="ce80" style:family="table-cell" style:parent-style-name="Default">
      <style:table-cell-properties fo:background-color="#dee6ef" style:text-align-source="fix" style:repeat-content="false" fo:wrap-option="wrap" fo:border="none" style:vertical-align="middle"/>
      <style:paragraph-properties fo:text-align="center" fo:margin-left="0in"/>
      <style:map style:condition="cell-content()=&quot;Non-Compliant&quot;" style:apply-style-name="Red_20_Fill" style:base-cell-address="'2025-02-13'.D7"/>
      <style:map style:condition="cell-content()=&quot;Exception Rejected&quot;" style:apply-style-name="Orange_20_Fill" style:base-cell-address="'2025-02-13'.D7"/>
      <style:map style:condition="cell-content()=&quot;Compliance Expected&quot;" style:apply-style-name="Light_20_Green_20_Fill" style:base-cell-address="'2025-02-13'.D7"/>
      <style:map style:condition="cell-content()=&quot;Exception Granted&quot;" style:apply-style-name="Dark_20_Green_20_Fill" style:base-cell-address="'2025-02-13'.D7"/>
      <style:map style:condition="cell-content()=&quot;Compliant&quot;" style:apply-style-name="Emerald_20_Fill" style:base-cell-address="'2025-02-13'.D7"/>
      <style:map style:condition="cell-content()=&quot;Not-Applicable&quot;" style:apply-style-name="Note" style:base-cell-address="'2025-02-13'.D7"/>
      <style:map style:condition="cell-content()=&quot;Exception Requested&quot;" style:apply-style-name="Yellow_20_Fill" style:base-cell-address="'2025-02-13'.D7"/>
    </style:style>
    <style:style style:name="ce81" style:family="table-cell" style:parent-style-name="Default">
      <style:table-cell-properties fo:border-bottom="0.74pt solid #000000" fo:background-color="#dee6ef"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2025-02-13'.D7"/>
      <style:map style:condition="cell-content()=&quot;Exception Rejected&quot;" style:apply-style-name="Orange_20_Fill" style:base-cell-address="'2025-02-13'.D7"/>
      <style:map style:condition="cell-content()=&quot;Compliance Expected&quot;" style:apply-style-name="Light_20_Green_20_Fill" style:base-cell-address="'2025-02-13'.D7"/>
      <style:map style:condition="cell-content()=&quot;Exception Granted&quot;" style:apply-style-name="Dark_20_Green_20_Fill" style:base-cell-address="'2025-02-13'.D7"/>
      <style:map style:condition="cell-content()=&quot;Compliant&quot;" style:apply-style-name="Emerald_20_Fill" style:base-cell-address="'2025-02-13'.D7"/>
      <style:map style:condition="cell-content()=&quot;Not-Applicable&quot;" style:apply-style-name="Note" style:base-cell-address="'2025-02-13'.D7"/>
      <style:map style:condition="cell-content()=&quot;Exception Requested&quot;" style:apply-style-name="Yellow_20_Fill" style:base-cell-address="'2025-02-13'.D7"/>
    </style:style>
    <style:style style:name="ce30" style:family="table-cell" style:parent-style-name="Default">
      <style:table-cell-properties fo:background-color="#dee6ef"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2025-02-13'.D7"/>
      <style:map style:condition="cell-content()=&quot;Exception Rejected&quot;" style:apply-style-name="Orange_20_Fill" style:base-cell-address="'2025-02-13'.D7"/>
      <style:map style:condition="cell-content()=&quot;Compliance Expected&quot;" style:apply-style-name="Light_20_Green_20_Fill" style:base-cell-address="'2025-02-13'.D7"/>
      <style:map style:condition="cell-content()=&quot;Exception Granted&quot;" style:apply-style-name="Dark_20_Green_20_Fill" style:base-cell-address="'2025-02-13'.D7"/>
      <style:map style:condition="cell-content()=&quot;Compliant&quot;" style:apply-style-name="Emerald_20_Fill" style:base-cell-address="'2025-02-13'.D7"/>
      <style:map style:condition="cell-content()=&quot;Not-Applicable&quot;" style:apply-style-name="Note" style:base-cell-address="'2025-02-13'.D7"/>
      <style:map style:condition="cell-content()=&quot;Exception Requested&quot;" style:apply-style-name="Yellow_20_Fill" style:base-cell-address="'2025-02-13'.D7"/>
    </style:style>
    <style:style style:name="ce82" style:family="table-cell" style:parent-style-name="Default">
      <style:table-cell-properties fo:background-color="#dee6ef" fo:border="none"/>
    </style:style>
    <style:style style:name="ce83" style:family="table-cell" style:parent-style-name="Default">
      <style:table-cell-properties fo:border-bottom="0.74pt solid #000000" fo:background-color="#dee6ef" fo:border-left="none" fo:border-right="none" fo:border-top="none"/>
    </style:style>
    <style:style style:name="ce35" style:family="table-cell" style:parent-style-name="Default">
      <style:table-cell-properties fo:background-color="#dee6ef" fo:border="0.74pt solid #000000"/>
    </style:style>
    <style:style style:name="ce32" style:family="table-cell" style:parent-style-name="Default">
      <style:table-cell-properties fo:border-bottom="none" style:text-align-source="fix" style:repeat-content="false" fo:border-left="none" fo:border-right="0.74pt solid #000000" fo:border-top="none" style:vertical-align="middle"/>
      <style:paragraph-properties fo:text-align="center"/>
      <style:text-properties fo:font-weight="bold" style:font-weight-asian="bold" style:font-weight-complex="bold"/>
    </style:style>
    <style:style style:name="ce86" style:family="table-cell" style:parent-style-name="Default">
      <style:table-cell-properties fo:background-color="#dee6ef" style:text-align-source="fix" style:repeat-content="false" fo:border="0.74pt solid #000000" style:vertical-align="middle"/>
      <style:paragraph-properties fo:text-align="center" fo:margin-left="0in"/>
      <style:text-properties fo:font-weight="normal" style:font-weight-asian="normal" style:font-weight-complex="normal"/>
    </style:style>
    <style:style style:name="ce36" style:family="table-cell" style:parent-style-name="Default">
      <style:table-cell-properties fo:border-bottom="none" fo:background-color="#dee6ef" fo:border-left="none" fo:border-right="0.74pt solid #000000" fo:border-top="none"/>
    </style:style>
    <style:style style:name="ce37" style:family="table-cell" style:parent-style-name="Default">
      <style:table-cell-properties fo:border-bottom="none" fo:border-left="none" fo:border-right="0.74pt solid #000000" fo:border-top="0.74pt solid #000000"/>
    </style:style>
    <style:style style:name="ce104" style:family="table-cell" style:parent-style-name="Default">
      <style:table-cell-properties fo:border-bottom="none" fo:border-left="none" fo:border-right="0.74pt solid #000000" fo:border-top="none"/>
      <style:text-properties fo:font-weight="bold" style:font-weight-asian="bold" style:font-weight-complex="bold"/>
    </style:style>
    <style:style style:name="ce103" style:family="table-cell" style:parent-style-name="Default">
      <style:table-cell-properties style:text-align-source="fix" style:repeat-content="false" fo:wrap-option="wrap" fo:border="none" style:vertical-align="middle"/>
      <style:paragraph-properties fo:text-align="center" fo:margin-left="0in"/>
      <style:map style:condition="cell-content()=&quot;Non-Compliant&quot;" style:apply-style-name="Red_20_Fill" style:base-cell-address="'2025-02-13_(COPY)'.D7"/>
      <style:map style:condition="cell-content()=&quot;Exception Rejected&quot;" style:apply-style-name="Orange_20_Fill" style:base-cell-address="'2025-02-13_(COPY)'.D7"/>
      <style:map style:condition="cell-content()=&quot;Compliance Expected&quot;" style:apply-style-name="Light_20_Green_20_Fill" style:base-cell-address="'2025-02-13_(COPY)'.D7"/>
      <style:map style:condition="cell-content()=&quot;Exception Granted&quot;" style:apply-style-name="Dark_20_Green_20_Fill" style:base-cell-address="'2025-02-13_(COPY)'.D7"/>
      <style:map style:condition="cell-content()=&quot;Compliant&quot;" style:apply-style-name="Emerald_20_Fill" style:base-cell-address="'2025-02-13_(COPY)'.D7"/>
      <style:map style:condition="cell-content()=&quot;Not-Applicable&quot;" style:apply-style-name="Note" style:base-cell-address="'2025-02-13_(COPY)'.D7"/>
      <style:map style:condition="cell-content()=&quot;Exception Requested&quot;" style:apply-style-name="Yellow_20_Fill" style:base-cell-address="'2025-02-13_(COPY)'.D7"/>
    </style:style>
    <style:style style:name="ce105" style:family="table-cell" style:parent-style-name="Default">
      <style:table-cell-properties fo:border-bottom="0.74pt solid #000000"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2025-02-13_(COPY)'.D7"/>
      <style:map style:condition="cell-content()=&quot;Exception Rejected&quot;" style:apply-style-name="Orange_20_Fill" style:base-cell-address="'2025-02-13_(COPY)'.D7"/>
      <style:map style:condition="cell-content()=&quot;Compliance Expected&quot;" style:apply-style-name="Light_20_Green_20_Fill" style:base-cell-address="'2025-02-13_(COPY)'.D7"/>
      <style:map style:condition="cell-content()=&quot;Exception Granted&quot;" style:apply-style-name="Dark_20_Green_20_Fill" style:base-cell-address="'2025-02-13_(COPY)'.D7"/>
      <style:map style:condition="cell-content()=&quot;Compliant&quot;" style:apply-style-name="Emerald_20_Fill" style:base-cell-address="'2025-02-13_(COPY)'.D7"/>
      <style:map style:condition="cell-content()=&quot;Not-Applicable&quot;" style:apply-style-name="Note" style:base-cell-address="'2025-02-13_(COPY)'.D7"/>
      <style:map style:condition="cell-content()=&quot;Exception Requested&quot;" style:apply-style-name="Yellow_20_Fill" style:base-cell-address="'2025-02-13_(COPY)'.D7"/>
    </style:style>
    <style:style style:name="ce106" style:family="table-cell" style:parent-style-name="Default">
      <style:table-cell-properties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2025-02-13_(COPY)'.D7"/>
      <style:map style:condition="cell-content()=&quot;Exception Rejected&quot;" style:apply-style-name="Orange_20_Fill" style:base-cell-address="'2025-02-13_(COPY)'.D7"/>
      <style:map style:condition="cell-content()=&quot;Compliance Expected&quot;" style:apply-style-name="Light_20_Green_20_Fill" style:base-cell-address="'2025-02-13_(COPY)'.D7"/>
      <style:map style:condition="cell-content()=&quot;Exception Granted&quot;" style:apply-style-name="Dark_20_Green_20_Fill" style:base-cell-address="'2025-02-13_(COPY)'.D7"/>
      <style:map style:condition="cell-content()=&quot;Compliant&quot;" style:apply-style-name="Emerald_20_Fill" style:base-cell-address="'2025-02-13_(COPY)'.D7"/>
      <style:map style:condition="cell-content()=&quot;Not-Applicable&quot;" style:apply-style-name="Note" style:base-cell-address="'2025-02-13_(COPY)'.D7"/>
      <style:map style:condition="cell-content()=&quot;Exception Requested&quot;" style:apply-style-name="Yellow_20_Fill" style:base-cell-address="'2025-02-13_(COPY)'.D7"/>
    </style:style>
    <style:style style:name="ce107" style:family="table-cell" style:parent-style-name="Default">
      <style:table-cell-properties fo:background-color="#dee6ef" style:text-align-source="fix" style:repeat-content="false" fo:wrap-option="wrap" fo:border="none" style:vertical-align="middle"/>
      <style:paragraph-properties fo:text-align="center" fo:margin-left="0in"/>
      <style:map style:condition="cell-content()=&quot;Non-Compliant&quot;" style:apply-style-name="Red_20_Fill" style:base-cell-address="'2025-02-13_(COPY)'.D7"/>
      <style:map style:condition="cell-content()=&quot;Exception Rejected&quot;" style:apply-style-name="Orange_20_Fill" style:base-cell-address="'2025-02-13_(COPY)'.D7"/>
      <style:map style:condition="cell-content()=&quot;Compliance Expected&quot;" style:apply-style-name="Light_20_Green_20_Fill" style:base-cell-address="'2025-02-13_(COPY)'.D7"/>
      <style:map style:condition="cell-content()=&quot;Exception Granted&quot;" style:apply-style-name="Dark_20_Green_20_Fill" style:base-cell-address="'2025-02-13_(COPY)'.D7"/>
      <style:map style:condition="cell-content()=&quot;Compliant&quot;" style:apply-style-name="Emerald_20_Fill" style:base-cell-address="'2025-02-13_(COPY)'.D7"/>
      <style:map style:condition="cell-content()=&quot;Not-Applicable&quot;" style:apply-style-name="Note" style:base-cell-address="'2025-02-13_(COPY)'.D7"/>
      <style:map style:condition="cell-content()=&quot;Exception Requested&quot;" style:apply-style-name="Yellow_20_Fill" style:base-cell-address="'2025-02-13_(COPY)'.D7"/>
    </style:style>
    <style:style style:name="ce108" style:family="table-cell" style:parent-style-name="Default">
      <style:table-cell-properties fo:border-bottom="0.74pt solid #000000" fo:background-color="#dee6ef"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2025-02-13_(COPY)'.D7"/>
      <style:map style:condition="cell-content()=&quot;Exception Rejected&quot;" style:apply-style-name="Orange_20_Fill" style:base-cell-address="'2025-02-13_(COPY)'.D7"/>
      <style:map style:condition="cell-content()=&quot;Compliance Expected&quot;" style:apply-style-name="Light_20_Green_20_Fill" style:base-cell-address="'2025-02-13_(COPY)'.D7"/>
      <style:map style:condition="cell-content()=&quot;Exception Granted&quot;" style:apply-style-name="Dark_20_Green_20_Fill" style:base-cell-address="'2025-02-13_(COPY)'.D7"/>
      <style:map style:condition="cell-content()=&quot;Compliant&quot;" style:apply-style-name="Emerald_20_Fill" style:base-cell-address="'2025-02-13_(COPY)'.D7"/>
      <style:map style:condition="cell-content()=&quot;Not-Applicable&quot;" style:apply-style-name="Note" style:base-cell-address="'2025-02-13_(COPY)'.D7"/>
      <style:map style:condition="cell-content()=&quot;Exception Requested&quot;" style:apply-style-name="Yellow_20_Fill" style:base-cell-address="'2025-02-13_(COPY)'.D7"/>
    </style:style>
    <style:style style:name="ce109" style:family="table-cell" style:parent-style-name="Default">
      <style:table-cell-properties fo:background-color="#dee6ef"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2025-02-13_(COPY)'.D7"/>
      <style:map style:condition="cell-content()=&quot;Exception Rejected&quot;" style:apply-style-name="Orange_20_Fill" style:base-cell-address="'2025-02-13_(COPY)'.D7"/>
      <style:map style:condition="cell-content()=&quot;Compliance Expected&quot;" style:apply-style-name="Light_20_Green_20_Fill" style:base-cell-address="'2025-02-13_(COPY)'.D7"/>
      <style:map style:condition="cell-content()=&quot;Exception Granted&quot;" style:apply-style-name="Dark_20_Green_20_Fill" style:base-cell-address="'2025-02-13_(COPY)'.D7"/>
      <style:map style:condition="cell-content()=&quot;Compliant&quot;" style:apply-style-name="Emerald_20_Fill" style:base-cell-address="'2025-02-13_(COPY)'.D7"/>
      <style:map style:condition="cell-content()=&quot;Not-Applicable&quot;" style:apply-style-name="Note" style:base-cell-address="'2025-02-13_(COPY)'.D7"/>
      <style:map style:condition="cell-content()=&quot;Exception Requested&quot;" style:apply-style-name="Yellow_20_Fill" style:base-cell-address="'2025-02-13_(COPY)'.D7"/>
    </style:style>
  </office:automatic-styles>
  <office:body>
    <office:spreadsheet>
      <table:content-validations>
        <table:content-validation table:name="val1" table:condition="of:cell-content-is-in-list(&quot;Compliant&quot;;&quot;Compliance Expected&quot;;&quot;Exception Requested&quot;;&quot;Non-Compliant&quot;;&quot;Not-Applicable&quot;)" table:allow-empty-cell="true" table:display-list="unsorted" table:base-cell-address="'2025-02-13'.D7">
          <table:error-message table:message-type="stop" table:display="true"/>
        </table:content-validation>
        <table:content-validation table:name="val2" table:condition="of:cell-content-is-in-list(&quot;Compliant&quot;;&quot;Exception Granted&quot;;&quot;Compliance Expected&quot;;&quot;Exception Rejected&quot;;&quot;Non-Compliant&quot;;&quot;Not-Applicable&quot;)" table:allow-empty-cell="true" table:display-list="unsorted" table:base-cell-address="'2025-02-13'.D7">
          <table:error-message table:message-type="stop" table:display="true"/>
        </table:content-validation>
      </table:content-validations>
      <table:table table:name="2025-02-13" table:style-name="ta1">
        <office:forms form:automatic-focus="false" form:apply-design-mode="false"/>
        <table:table-column table:style-name="co1" table:default-cell-style-name="Default"/>
        <table:table-column table:style-name="co2" table:default-cell-style-name="ce14"/>
        <table:table-column table:style-name="co3" table:default-cell-style-name="ce19"/>
        <table:table-column table:style-name="co4" table:default-cell-style-name="ce65"/>
        <table:table-column table:style-name="co5" table:default-cell-style-name="ce46"/>
        <table:table-column table:style-name="co6" table:default-cell-style-name="ce30"/>
        <table:table-column table:style-name="co5" table:default-cell-style-name="ce35"/>
        <table:table-row table:style-name="ro1">
          <table:table-cell table:style-name="ce1" office:value-type="string" calcext:value-type="string" table:number-columns-spanned="1" table:number-rows-spanned="6">
            <text:p>Spec</text:p>
          </table:table-cell>
          <table:table-cell table:style-name="ce34" office:value-type="string" calcext:value-type="string" table:number-columns-spanned="1" table:number-rows-spanned="6">
            <text:p>Requirement </text:p>
          </table:table-cell>
          <table:table-cell table:style-name="ce34" office:value-type="string" calcext:value-type="string" table:number-columns-spanned="1" table:number-rows-spanned="6">
            <text:p>Description</text:p>
          </table:table-cell>
          <table:table-cell table:style-name="ce1" office:value-type="string" calcext:value-type="string" table:number-columns-spanned="2" table:number-rows-spanned="1">
            <text:p>Section to be Filled Out by Map-Maker</text:p>
          </table:table-cell>
          <table:covered-table-cell table:style-name="ce34"/>
          <table:table-cell table:style-name="ce27" office:value-type="string" calcext:value-type="string" table:number-columns-spanned="2" table:number-rows-spanned="1">
            <text:p>Section to be Filled Out by Tournament Representative</text:p>
          </table:table-cell>
          <table:covered-table-cell table:style-name="ce89"/>
        </table:table-row>
        <table:table-row table:style-name="ro1">
          <table:covered-table-cell table:style-name="ce1"/>
          <table:covered-table-cell table:number-columns-repeated="2" table:style-name="ce34"/>
          <table:table-cell table:style-name="ce60" office:value-type="string" calcext:value-type="string" table:number-columns-spanned="1" table:number-rows-spanned="3">
            <text:p>Name:</text:p>
          </table:table-cell>
          <table:table-cell table:style-name="ce69" office:value-type="string" calcext:value-type="string" table:number-columns-spanned="1" table:number-rows-spanned="3">
            <text:p>Zetnus</text:p>
          </table:table-cell>
          <table:table-cell table:style-name="ce75" office:value-type="string" calcext:value-type="string" table:number-columns-spanned="1" table:number-rows-spanned="3">
            <text:p>Name:</text:p>
          </table:table-cell>
          <table:table-cell table:style-name="ce86" office:value-type="string" calcext:value-type="string" table:number-columns-spanned="1" table:number-rows-spanned="3">
            <text:p>TechChariot</text:p>
          </table:table-cell>
        </table:table-row>
        <table:table-row table:style-name="ro1">
          <table:covered-table-cell table:style-name="ce1"/>
          <table:covered-table-cell table:number-columns-repeated="2" table:style-name="ce34"/>
          <table:covered-table-cell table:style-name="ce61"/>
          <table:covered-table-cell table:style-name="ce70"/>
          <table:covered-table-cell table:number-columns-repeated="2" table:style-name="ce89"/>
        </table:table-row>
        <table:table-row table:style-name="ro1">
          <table:covered-table-cell table:number-columns-repeated="3" table:style-name="ce2"/>
          <table:covered-table-cell table:style-name="ce62"/>
          <table:covered-table-cell table:style-name="ce71"/>
          <table:covered-table-cell table:number-columns-repeated="2" table:style-name="ce89"/>
        </table:table-row>
        <table:table-row table:style-name="ro1">
          <table:covered-table-cell table:number-columns-repeated="3" table:style-name="ce2"/>
          <table:table-cell table:style-name="ce34" office:value-type="string" calcext:value-type="string">
            <text:p>Status</text:p>
          </table:table-cell>
          <table:table-cell table:style-name="ce34" office:value-type="string" calcext:value-type="string">
            <text:p>Notes</text:p>
          </table:table-cell>
          <table:table-cell table:style-name="ce89" office:value-type="string" calcext:value-type="string">
            <text:p>Status</text:p>
          </table:table-cell>
          <table:table-cell table:style-name="ce89" office:value-type="string" calcext:value-type="string">
            <text:p>Notes</text:p>
          </table:table-cell>
        </table:table-row>
        <table:table-row table:style-name="ro2">
          <table:covered-table-cell table:number-columns-repeated="3" table:style-name="ce2"/>
          <table:table-cell table:style-name="ce78" office:value-type="string" calcext:value-type="string" table:number-columns-spanned="2" table:number-rows-spanned="1">
            <text:p>Suppliers fill out the below cells, using notes to justify cases of exception, non-applicability, or for general context.</text:p>
          </table:table-cell>
          <table:covered-table-cell table:style-name="ce34"/>
          <table:table-cell table:style-name="ce97" office:value-type="string" calcext:value-type="string" table:number-columns-spanned="2" table:number-rows-spanned="1">
            <text:p>Tournament Representatives fill out the below cells, using notes to explain dispositioning of exceptions or provide useful feedback.</text:p>
          </table:table-cell>
          <table:covered-table-cell table:style-name="ce89"/>
        </table:table-row>
        <table:table-row table:style-name="ro1">
          <table:table-cell table:style-name="ce4"/>
          <table:table-cell table:style-name="ce48" table:number-columns-repeated="2"/>
          <table:table-cell table:style-name="ce66" table:content-validation-name="val1"/>
          <table:table-cell table:style-name="ce68"/>
          <table:table-cell table:style-name="ce80" table:content-validation-name="val2"/>
          <table:table-cell table:style-name="ce82"/>
        </table:table-row>
        <table:table-row table:style-name="ro1">
          <table:table-cell table:style-name="ce3" office:value-type="string" calcext:value-type="string">
            <text:p>PSRM-001</text:p>
          </table:table-cell>
          <table:table-cell table:style-name="ce3" table:number-columns-repeated="2"/>
          <table:table-cell table:style-name="ce67" table:content-validation-name="val1"/>
          <table:table-cell table:style-name="ce73"/>
          <table:table-cell table:style-name="ce81" table:content-validation-name="val2"/>
          <table:table-cell table:style-name="ce83"/>
        </table:table-row>
        <table:table-row table:style-name="ro1">
          <table:table-cell table:style-name="ce25"/>
          <table:table-cell table:style-name="ce15" office:value-type="string" calcext:value-type="string">
            <text:p>6.C</text:p>
          </table:table-cell>
          <table:table-cell table:style-name="ce15" office:value-type="string" calcext:value-type="string">
            <text:p>“Competitivity” 100 Minimum</text:p>
          </table:table-cell>
          <table:table-cell table:content-validation-name="val1" office:value-type="string" calcext:value-type="string">
            <text:p>Compliance Expected</text:p>
          </table:table-cell>
          <table:table-cell/>
          <table:table-cell table:content-validation-name="val2" office:value-type="string" calcext:value-type="string">
            <text:p>Compliance Expected</text:p>
          </table:table-cell>
          <table:table-cell office:value-type="string" calcext:value-type="string">
            <text:p>Map created by experienced scripter, currently under evaluation from Pl0tterGhost</text:p>
          </table:table-cell>
        </table:table-row>
        <table:table-row table:style-name="ro1">
          <table:table-cell/>
          <table:table-cell table:style-name="ce50"/>
          <table:table-cell table:style-name="ce56"/>
          <table:table-cell table:style-name="ce66" table:content-validation-name="val1"/>
          <table:table-cell table:style-name="ce68"/>
          <table:table-cell table:style-name="ce80" table:content-validation-name="val2"/>
          <table:table-cell table:style-name="ce82"/>
        </table:table-row>
        <table:table-row table:style-name="ro1">
          <table:table-cell table:style-name="ce3" office:value-type="string" calcext:value-type="string">
            <text:p>STND-004</text:p>
          </table:table-cell>
          <table:table-cell table:style-name="ce51"/>
          <table:table-cell table:style-name="ce57"/>
          <table:table-cell table:style-name="ce67" table:content-validation-name="val1"/>
          <table:table-cell table:style-name="ce73"/>
          <table:table-cell table:style-name="ce81" table:content-validation-name="val2"/>
          <table:table-cell table:style-name="ce83"/>
        </table:table-row>
        <table:table-row table:style-name="ro1">
          <table:table-cell/>
          <table:table-cell office:value-type="float" office:value="3" calcext:value-type="float">
            <text:p>3</text:p>
          </table:table-cell>
          <table:table-cell office:value-type="string" calcext:value-type="string">
            <text:p>Storage Loc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Will require appropriate subfoldering but for now not having a subfolder actually helped me find the file.</text:p>
          </table:table-cell>
        </table:table-row>
        <table:table-row table:style-name="ro1">
          <table:table-cell/>
          <table:table-cell office:value-type="string" calcext:value-type="string">
            <text:p>4.A</text:p>
          </table:table-cell>
          <table:table-cell office:value-type="string" calcext:value-type="string">
            <text:p>Identification Forma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Unusual format but all information is contained near the top.</text:p>
          </table:table-cell>
        </table:table-row>
        <table:table-row table:style-name="ro1">
          <table:table-cell/>
          <table:table-cell office:value-type="string" calcext:value-type="string">
            <text:p>4.B</text:p>
          </table:table-cell>
          <table:table-cell office:value-type="string" calcext:value-type="string">
            <text:p>Exclusivity</text:p>
          </table:table-cell>
          <table:table-cell table:content-validation-name="val1" office:value-type="string" calcext:value-type="string">
            <text:p>Exception Requested</text:p>
          </table:table-cell>
          <table:table-cell office:value-type="string" calcext:value-type="string">
            <text:p>Was submitted to Blue Carbon Cup. <text:s/>Cannot guarantee it will be not used somewhere in the next 3 months.</text:p>
          </table:table-cell>
          <table:table-cell table:content-validation-name="val2" office:value-type="string" calcext:value-type="string">
            <text:p>Compliant</text:p>
          </table:table-cell>
          <table:table-cell office:value-type="string" calcext:value-type="string">
            <text:p>In theory somebody should ask before using this map in their tournament, so as long as you say no over the next 3 months, it’s fine. If we don’t use this map you can of course say yes at any time. Map not uploaded to mod center.</text:p>
          </table:table-cell>
        </table:table-row>
        <table:table-row table:style-name="ro1">
          <table:table-cell/>
          <table:table-cell office:value-type="float" office:value="5" calcext:value-type="float">
            <text:p>5</text:p>
          </table:table-cell>
          <table:table-cell office:value-type="string" calcext:value-type="string">
            <text:p>New Work</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Not used in any other competition.</text:p>
          </table:table-cell>
        </table:table-row>
        <table:table-row table:style-name="ro1">
          <table:table-cell/>
          <table:table-cell table:style-name="ce50"/>
          <table:table-cell table:style-name="ce56"/>
          <table:table-cell table:style-name="ce68" table:number-columns-repeated="2"/>
          <table:table-cell table:style-name="ce82" table:number-columns-repeated="2"/>
        </table:table-row>
        <table:table-row table:style-name="ro1">
          <table:table-cell table:style-name="ce3" office:value-type="string" calcext:value-type="string">
            <text:p>STND-002</text:p>
          </table:table-cell>
          <table:table-cell table:style-name="Default" table:number-columns-repeated="2"/>
          <table:table-cell table:style-name="ce68"/>
          <table:table-cell table:style-name="ce73"/>
          <table:table-cell table:style-name="ce83"/>
          <table:table-cell table:style-name="ce36"/>
        </table:table-row>
        <table:table-row table:style-name="ro1">
          <table:table-cell/>
          <table:table-cell office:value-type="string" calcext:value-type="string">
            <text:p>3.A</text:p>
          </table:table-cell>
          <table:table-cell office:value-type="string" calcext:value-type="string">
            <text:p>Natur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3.B</text:p>
          </table:table-cell>
          <table:table-cell office:value-type="string" calcext:value-type="string">
            <text:p>No X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3.C</text:p>
          </table:table-cell>
          <table:table-cell office:value-type="string" calcext:value-type="string">
            <text:p>Siz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20/2500 kb</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4" calcext:value-type="float">
            <text:p>4</text:p>
          </table:table-cell>
          <table:table-cell office:value-type="string" calcext:value-type="string">
            <text:p>Timing</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A</text:p>
          </table:table-cell>
          <table:table-cell office:value-type="string" calcext:value-type="string">
            <text:p>Configuration Support</text:p>
          </table:table-cell>
          <table:table-cell table:content-validation-name="val1" office:value-type="string" calcext:value-type="string">
            <text:p>Exception Requested</text:p>
          </table:table-cell>
          <table:table-cell office:value-type="string" calcext:value-type="string">
            <text:p>size increased by 1 map size</text:p>
          </table:table-cell>
          <table:table-cell table:content-validation-name="val2" office:value-type="string" calcext:value-type="string">
            <text:p>Exception Granted</text:p>
          </table:table-cell>
          <table:table-cell office:value-type="string" calcext:value-type="string">
            <text:p>Much of the map is occupied by unbuildable and uninteractable water, although some of the water may be chopped through to and used. This seems a small changes, and appropriate given the design.</text:p>
          </table:table-cell>
        </table:table-row>
        <table:table-row table:style-name="ro1">
          <table:table-cell/>
          <table:table-cell office:value-type="string" calcext:value-type="string">
            <text:p>5.B</text:p>
          </table:table-cell>
          <table:table-cell office:value-type="string" calcext:value-type="string">
            <text:p>Random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achieved with random_placement and create_player_lands.</text:p>
          </table:table-cell>
        </table:table-row>
        <table:table-row table:style-name="ro1">
          <table:table-cell/>
          <table:table-cell office:value-type="string" calcext:value-type="string">
            <text:p>5.C</text:p>
          </table:table-cell>
          <table:table-cell office:value-type="string" calcext:value-type="string">
            <text:p>Positional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D</text:p>
          </table:table-cell>
          <table:table-cell office:value-type="string" calcext:value-type="string">
            <text:p>Team Position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achieved with random_placement and create_player_lands.</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E.1</text:p>
          </table:table-cell>
          <table:table-cell office:value-type="string" calcext:value-type="string">
            <text:p>Guard Stat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2</text:p>
          </table:table-cell>
          <table:table-cell office:value-type="string" calcext:value-type="string">
            <text:p>Terrain Stat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3</text:p>
          </table:table-cell>
          <table:table-cell office:value-type="string" calcext:value-type="string">
            <text:p>Starting Res./Game Rul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4</text:p>
          </table:table-cell>
          <table:table-cell office:value-type="string" calcext:value-type="string">
            <text:p>Object Chang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6" calcext:value-type="float">
            <text:p>6</text:p>
          </table:table-cell>
          <table:table-cell office:value-type="string" calcext:value-type="string">
            <text:p>Fair Land Gener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7.A</text:p>
          </table:table-cell>
          <table:table-cell office:value-type="string" calcext:value-type="string">
            <text:p>Maximum Elev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7.B</text:p>
          </table:table-cell>
          <table:table-cell office:value-type="string" calcext:value-type="string">
            <text:p>Elevation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Only elevation I see on the map is the hillock upon which town centers are placed. Is this intentional? It is a lagoon, after all, so hills will be limited, but they are nice for making scout fights more interesting, since on perfectly flat maps (such as arena) whoever gets first hit wins.</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8.A</text:p>
          </table:table-cell>
          <table:table-cell office:value-type="string" calcext:value-type="string">
            <text:p>Terrain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B</text:p>
          </table:table-cell>
          <table:table-cell office:value-type="string" calcext:value-type="string">
            <text:p>Forest Impingemen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C</text:p>
          </table:table-cell>
          <table:table-cell office:value-type="string" calcext:value-type="string">
            <text:p>Forest Access</text:p>
          </table:table-cell>
          <table:table-cell table:content-validation-name="val1" office:value-type="string" calcext:value-type="string">
            <text:p>Compliant</text:p>
          </table:table-cell>
          <table:table-cell/>
          <table:table-cell table:content-validation-name="val2" office:value-type="string" calcext:value-type="string">
            <text:p>Non-Compliant</text:p>
          </table:table-cell>
          <table:table-cell office:value-type="string" calcext:value-type="string">
            <text:p>Seems that the first layer of mangrove forests that players can chop is lameable. Is this intentional? Forests do not appear on minimap but this is OK because they always appear on the boundary between lake and land, so their position can be seen a different way.</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9.A</text:p>
          </table:table-cell>
          <table:table-cell office:value-type="string" calcext:value-type="string">
            <text:p>Forbidden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1</text:p>
          </table:table-cell>
          <table:table-cell office:value-type="string" calcext:value-type="string">
            <text:p>Starting Units/Buildings Q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2</text:p>
          </table:table-cell>
          <table:table-cell office:value-type="string" calcext:value-type="string">
            <text:p>Starting Object Utili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3</text:p>
          </table:table-cell>
          <table:table-cell office:value-type="string" calcext:value-type="string">
            <text:p>Starting Combat Uni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1.a</text:p>
          </table:table-cell>
          <table:table-cell office:value-type="string" calcext:value-type="string">
            <text:p>Player-Assigned Resourc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7+4+4 GOLD, 5+4 STONE, 2 BOAR, 4 DEER, 6 BERRIES, 8 SHEEP.</text:p>
          </table:table-cell>
        </table:table-row>
        <table:table-row table:style-name="ro1">
          <table:table-cell/>
          <table:table-cell office:value-type="string" calcext:value-type="string">
            <text:p>9.C.1.b</text:p>
          </table:table-cell>
          <table:table-cell office:value-type="string" calcext:value-type="string">
            <text:p>Neutral Resourc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2</text:p>
          </table:table-cell>
          <table:table-cell office:value-type="string" calcext:value-type="string">
            <text:p>Gaia Convertible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3</text:p>
          </table:table-cell>
          <table:table-cell office:value-type="string" calcext:value-type="string">
            <text:p>Gaia Hostile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0" calcext:value-type="float">
            <text:p>10</text:p>
          </table:table-cell>
          <table:table-cell office:value-type="string" calcext:value-type="string">
            <text:p>Regicid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1" calcext:value-type="float">
            <text:p>11</text:p>
          </table:table-cell>
          <table:table-cell office:value-type="string" calcext:value-type="string">
            <text:p>AI</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2" calcext:value-type="float">
            <text:p>12</text:p>
          </table:table-cell>
          <table:table-cell office:value-type="string" calcext:value-type="string">
            <text:p>Visual Mod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number-columns-repeated="3"/>
          <table:table-cell table:style-name="ce46"/>
          <table:table-cell/>
          <table:table-cell table:style-name="ce35"/>
          <table:table-cell/>
        </table:table-row>
        <table:table-row table:style-name="ro1">
          <table:table-cell/>
          <table:table-cell office:value-type="float" office:value="13" calcext:value-type="float">
            <text:p>13</text:p>
          </table:table-cell>
          <table:table-cell office:value-type="string" calcext:value-type="string">
            <text:p>FFA Trade </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6"/>
        </table:table-row>
        <table:table-row table:style-name="ro1">
          <table:table-cell table:style-name="ce5" office:value-type="string" calcext:value-type="string" table:number-columns-spanned="7" table:number-rows-spanned="1">
            <text:p>Overall Scorecard (Quantities)</text:p>
          </table:table-cell>
          <table:covered-table-cell table:style-name="ce16"/>
          <table:covered-table-cell table:number-columns-repeated="4" table:style-name="ce20"/>
          <table:covered-table-cell table:style-name="ce37"/>
        </table:table-row>
        <table:table-row table:style-name="ro1">
          <table:table-cell table:style-name="ce6" office:value-type="string" calcext:value-type="string" table:number-columns-spanned="3" table:number-rows-spanned="1">
            <text:p>Status</text:p>
          </table:table-cell>
          <table:covered-table-cell table:style-name="ce45"/>
          <table:covered-table-cell table:style-name="ce21"/>
          <table:table-cell table:style-name="ce45" office:value-type="string" calcext:value-type="string" table:number-columns-spanned="2" table:number-rows-spanned="1">
            <text:p>Supplier Inspection</text:p>
          </table:table-cell>
          <table:covered-table-cell table:style-name="ce21"/>
          <table:table-cell table:style-name="ce32" office:value-type="string" calcext:value-type="string" table:number-columns-spanned="2" table:number-rows-spanned="1">
            <text:p>Tournament Inspector</text:p>
          </table:table-cell>
          <table:covered-table-cell table:style-name="ce104"/>
        </table:table-row>
        <table:table-row table:style-name="ro1">
          <table:table-cell table:style-name="ce7" office:value-type="string" calcext:value-type="string" table:number-columns-spanned="3" table:number-rows-spanned="1">
            <text:p>Non-Compliant</text:p>
          </table:table-cell>
          <table:covered-table-cell table:number-columns-repeated="2" table:style-name="ce46"/>
          <table:table-cell table:style-name="ce12" table:formula="of:=COUNTIF([.$D$7:.$D$58];[.A62])" office:value-type="float" office:value="0" calcext:value-type="float" table:number-columns-spanned="2" table:number-rows-spanned="1">
            <text:p>0</text:p>
          </table:table-cell>
          <table:covered-table-cell/>
          <table:table-cell table:style-name="ce12" table:formula="of:=COUNTIF([.$F$7:.$F$58];[.A62])" office:value-type="float" office:value="1" calcext:value-type="float" table:number-columns-spanned="2" table:number-rows-spanned="1">
            <text:p>1</text:p>
          </table:table-cell>
          <table:covered-table-cell table:style-name="ce46"/>
        </table:table-row>
        <table:table-row table:style-name="ro1">
          <table:table-cell table:style-name="ce8" office:value-type="string" calcext:value-type="string" table:number-columns-spanned="3" table:number-rows-spanned="1">
            <text:p>Exception Rejected</text:p>
          </table:table-cell>
          <table:covered-table-cell table:number-columns-repeated="2" table:style-name="ce46"/>
          <table:table-cell table:style-name="ce12" table:formula="of:=COUNTIF([.$D$7:.$D$58];[.A63])" office:value-type="float" office:value="0" calcext:value-type="float" table:number-columns-spanned="2" table:number-rows-spanned="1">
            <text:p>0</text:p>
          </table:table-cell>
          <table:covered-table-cell/>
          <table:table-cell table:style-name="ce12" table:formula="of:=COUNTIF([.$F$7:.$F$58];[.A63])" office:value-type="float" office:value="0" calcext:value-type="float" table:number-columns-spanned="2" table:number-rows-spanned="1">
            <text:p>0</text:p>
          </table:table-cell>
          <table:covered-table-cell table:style-name="ce46"/>
        </table:table-row>
        <table:table-row table:style-name="ro1">
          <table:table-cell table:style-name="ce9" office:value-type="string" calcext:value-type="string" table:number-columns-spanned="3" table:number-rows-spanned="1">
            <text:p>Compliance Expected</text:p>
          </table:table-cell>
          <table:covered-table-cell table:number-columns-repeated="2" table:style-name="ce46"/>
          <table:table-cell table:style-name="ce12" table:formula="of:=COUNTIF([.$D$7:.$D$58];[.A64])" office:value-type="float" office:value="1" calcext:value-type="float" table:number-columns-spanned="2" table:number-rows-spanned="1">
            <text:p>1</text:p>
          </table:table-cell>
          <table:covered-table-cell/>
          <table:table-cell table:style-name="ce12" table:formula="of:=COUNTIF([.$F$7:.$F$58];[.A64])" office:value-type="float" office:value="1" calcext:value-type="float" table:number-columns-spanned="2" table:number-rows-spanned="1">
            <text:p>1</text:p>
          </table:table-cell>
          <table:covered-table-cell table:style-name="ce46"/>
        </table:table-row>
        <table:table-row table:style-name="ro1">
          <table:table-cell table:style-name="ce11" office:value-type="string" calcext:value-type="string" table:number-columns-spanned="3" table:number-rows-spanned="1">
            <text:p>Exception Granted</text:p>
          </table:table-cell>
          <table:covered-table-cell table:number-columns-repeated="2" table:style-name="ce46"/>
          <table:table-cell table:style-name="ce12" table:formula="of:=COUNTIF([.$D$7:.$D$58];[.A65])" office:value-type="float" office:value="0" calcext:value-type="float" table:number-columns-spanned="2" table:number-rows-spanned="1">
            <text:p>0</text:p>
          </table:table-cell>
          <table:covered-table-cell/>
          <table:table-cell table:style-name="ce12" table:formula="of:=COUNTIF([.$F$7:.$F$58];[.A65])" office:value-type="float" office:value="1" calcext:value-type="float" table:number-columns-spanned="2" table:number-rows-spanned="1">
            <text:p>1</text:p>
          </table:table-cell>
          <table:covered-table-cell table:style-name="ce46"/>
        </table:table-row>
        <table:table-row table:style-name="ro1">
          <table:table-cell table:style-name="ce40" office:value-type="string" calcext:value-type="string" table:number-columns-spanned="3" table:number-rows-spanned="1">
            <text:p>Compliant</text:p>
          </table:table-cell>
          <table:covered-table-cell table:number-columns-repeated="2" table:style-name="ce46"/>
          <table:table-cell table:style-name="ce12" table:formula="of:=COUNTIF([.$D$7:.$D$58];[.A66])" office:value-type="float" office:value="32" calcext:value-type="float" table:number-columns-spanned="2" table:number-rows-spanned="1">
            <text:p>32</text:p>
          </table:table-cell>
          <table:covered-table-cell/>
          <table:table-cell table:style-name="ce12" table:formula="of:=COUNTIF([.$F$7:.$F$58];[.A66])" office:value-type="float" office:value="32" calcext:value-type="float" table:number-columns-spanned="2" table:number-rows-spanned="1">
            <text:p>32</text:p>
          </table:table-cell>
          <table:covered-table-cell table:style-name="ce46"/>
        </table:table-row>
        <table:table-row table:style-name="ro1">
          <table:table-cell table:style-name="ce12" office:value-type="string" calcext:value-type="string" table:number-columns-spanned="3" table:number-rows-spanned="1">
            <text:p>Not-Applicable</text:p>
          </table:table-cell>
          <table:covered-table-cell table:number-columns-repeated="2" table:style-name="ce46"/>
          <table:table-cell table:style-name="ce12" table:formula="of:=COUNTIF([.$D$7:.$D$58];[.A67])" office:value-type="float" office:value="0" calcext:value-type="float" table:number-columns-spanned="2" table:number-rows-spanned="1">
            <text:p>0</text:p>
          </table:table-cell>
          <table:covered-table-cell/>
          <table:table-cell table:style-name="ce12" table:formula="of:=COUNTIF([.$F$7:.$F$58];[.A67])" office:value-type="float" office:value="0" calcext:value-type="float" table:number-columns-spanned="2" table:number-rows-spanned="1">
            <text:p>0</text:p>
          </table:table-cell>
          <table:covered-table-cell table:style-name="ce46"/>
        </table:table-row>
        <calcext:conditional-formats>
          <calcext:conditional-format calcext:target-range-address="'2025-02-13'.D7:'2025-02-13'.D15 '2025-02-13'.D18:'2025-02-13'.D20 '2025-02-13'.D22:'2025-02-13'.D22 '2025-02-13'.D24:'2025-02-13'.D27 '2025-02-13'.D29:'2025-02-13'.D32 '2025-02-13'.D34:'2025-02-13'.D34 '2025-02-13'.D36:'2025-02-13'.D37 '2025-02-13'.D39:'2025-02-13'.D41 '2025-02-13'.D43:'2025-02-13'.D50 '2025-02-13'.D52:'2025-02-13'.D52 '2025-02-13'.D54:'2025-02-13'.D54 '2025-02-13'.D56:'2025-02-13'.D56 '2025-02-13'.D58:'2025-02-13'.D58 '2025-02-13'.F7:'2025-02-13'.F15 '2025-02-13'.F18:'2025-02-13'.F20 '2025-02-13'.F22:'2025-02-13'.F22 '2025-02-13'.F24:'2025-02-13'.F27 '2025-02-13'.F29:'2025-02-13'.F32 '2025-02-13'.F34:'2025-02-13'.F34 '2025-02-13'.F36:'2025-02-13'.F37 '2025-02-13'.F39:'2025-02-13'.F41 '2025-02-13'.F43:'2025-02-13'.F50 '2025-02-13'.F52:'2025-02-13'.F52 '2025-02-13'.F54:'2025-02-13'.F54 '2025-02-13'.F56:'2025-02-13'.F56 '2025-02-13'.F58:'2025-02-13'.F58">
            <calcext:condition calcext:apply-style-name="Red Fill" calcext:value="=&quot;Non-Compliant&quot;" calcext:base-cell-address="'2025-02-13'.D7"/>
            <calcext:condition calcext:apply-style-name="Orange Fill" calcext:value="=&quot;Exception Rejected&quot;" calcext:base-cell-address="'2025-02-13'.D7"/>
            <calcext:condition calcext:apply-style-name="Light Green Fill" calcext:value="=&quot;Compliance Expected&quot;" calcext:base-cell-address="'2025-02-13'.D7"/>
            <calcext:condition calcext:apply-style-name="Dark Green Fill" calcext:value="=&quot;Exception Granted&quot;" calcext:base-cell-address="'2025-02-13'.D7"/>
            <calcext:condition calcext:apply-style-name="Emerald Fill" calcext:value="=&quot;Compliant&quot;" calcext:base-cell-address="'2025-02-13'.D7"/>
            <calcext:condition calcext:apply-style-name="Note" calcext:value="=&quot;Not-Applicable&quot;" calcext:base-cell-address="'2025-02-13'.D7"/>
            <calcext:condition calcext:apply-style-name="Yellow Fill" calcext:value="=&quot;Exception Requested&quot;" calcext:base-cell-address="'2025-02-13'.D7"/>
          </calcext:conditional-format>
        </calcext:conditional-formats>
      </table:table>
      <table:table table:name="2025-02-13_(COPY)" table:style-name="ta1">
        <office:forms form:automatic-focus="false" form:apply-design-mode="false"/>
        <table:table-column table:style-name="co1" table:default-cell-style-name="Default"/>
        <table:table-column table:style-name="co2" table:default-cell-style-name="ce14"/>
        <table:table-column table:style-name="co3" table:default-cell-style-name="ce19"/>
        <table:table-column table:style-name="co4" table:default-cell-style-name="ce106"/>
        <table:table-column table:style-name="co5" table:default-cell-style-name="ce46"/>
        <table:table-column table:style-name="co6" table:default-cell-style-name="ce109"/>
        <table:table-column table:style-name="co5" table:default-cell-style-name="ce35"/>
        <table:table-row table:style-name="ro1">
          <table:table-cell table:style-name="ce1" office:value-type="string" calcext:value-type="string" table:number-columns-spanned="1" table:number-rows-spanned="6">
            <text:p>Spec</text:p>
          </table:table-cell>
          <table:table-cell table:style-name="ce34" office:value-type="string" calcext:value-type="string" table:number-columns-spanned="1" table:number-rows-spanned="6">
            <text:p>Requirement </text:p>
          </table:table-cell>
          <table:table-cell table:style-name="ce34" office:value-type="string" calcext:value-type="string" table:number-columns-spanned="1" table:number-rows-spanned="6">
            <text:p>Description</text:p>
          </table:table-cell>
          <table:table-cell table:style-name="ce1" office:value-type="string" calcext:value-type="string" table:number-columns-spanned="2" table:number-rows-spanned="1">
            <text:p>Section to be Filled Out by Map-Maker</text:p>
          </table:table-cell>
          <table:covered-table-cell table:style-name="ce34"/>
          <table:table-cell table:style-name="ce27" office:value-type="string" calcext:value-type="string" table:number-columns-spanned="2" table:number-rows-spanned="1">
            <text:p>Section to be Filled Out by Tournament Representative</text:p>
          </table:table-cell>
          <table:covered-table-cell table:style-name="ce89"/>
        </table:table-row>
        <table:table-row table:style-name="ro1">
          <table:covered-table-cell table:style-name="ce1"/>
          <table:covered-table-cell table:number-columns-repeated="2" table:style-name="ce34"/>
          <table:table-cell table:style-name="ce60" office:value-type="string" calcext:value-type="string" table:number-columns-spanned="1" table:number-rows-spanned="3">
            <text:p>Name:</text:p>
          </table:table-cell>
          <table:table-cell table:style-name="ce69" office:value-type="string" calcext:value-type="string" table:number-columns-spanned="1" table:number-rows-spanned="3">
            <text:p>Zetnus</text:p>
          </table:table-cell>
          <table:table-cell table:style-name="ce75" office:value-type="string" calcext:value-type="string" table:number-columns-spanned="1" table:number-rows-spanned="3">
            <text:p>Name:</text:p>
          </table:table-cell>
          <table:table-cell table:style-name="ce86" office:value-type="string" calcext:value-type="string" table:number-columns-spanned="1" table:number-rows-spanned="3">
            <text:p>TechChariot</text:p>
          </table:table-cell>
        </table:table-row>
        <table:table-row table:style-name="ro1">
          <table:covered-table-cell table:style-name="ce1"/>
          <table:covered-table-cell table:number-columns-repeated="2" table:style-name="ce34"/>
          <table:covered-table-cell table:style-name="ce61"/>
          <table:covered-table-cell table:style-name="ce70"/>
          <table:covered-table-cell table:number-columns-repeated="2" table:style-name="ce89"/>
        </table:table-row>
        <table:table-row table:style-name="ro1">
          <table:covered-table-cell table:number-columns-repeated="3" table:style-name="ce2"/>
          <table:covered-table-cell table:style-name="ce62"/>
          <table:covered-table-cell table:style-name="ce71"/>
          <table:covered-table-cell table:number-columns-repeated="2" table:style-name="ce89"/>
        </table:table-row>
        <table:table-row table:style-name="ro1">
          <table:covered-table-cell table:number-columns-repeated="3" table:style-name="ce2"/>
          <table:table-cell table:style-name="ce34" office:value-type="string" calcext:value-type="string">
            <text:p>Status</text:p>
          </table:table-cell>
          <table:table-cell table:style-name="ce34" office:value-type="string" calcext:value-type="string">
            <text:p>Notes</text:p>
          </table:table-cell>
          <table:table-cell table:style-name="ce89" office:value-type="string" calcext:value-type="string">
            <text:p>Status</text:p>
          </table:table-cell>
          <table:table-cell table:style-name="ce89" office:value-type="string" calcext:value-type="string">
            <text:p>Notes</text:p>
          </table:table-cell>
        </table:table-row>
        <table:table-row table:style-name="ro2">
          <table:covered-table-cell table:number-columns-repeated="3" table:style-name="ce2"/>
          <table:table-cell table:style-name="ce78" office:value-type="string" calcext:value-type="string" table:number-columns-spanned="2" table:number-rows-spanned="1">
            <text:p>Suppliers fill out the below cells, using notes to justify cases of exception, non-applicability, or for general context.</text:p>
          </table:table-cell>
          <table:covered-table-cell table:style-name="ce34"/>
          <table:table-cell table:style-name="ce97" office:value-type="string" calcext:value-type="string" table:number-columns-spanned="2" table:number-rows-spanned="1">
            <text:p>Tournament Representatives fill out the below cells, using notes to explain dispositioning of exceptions or provide useful feedback.</text:p>
          </table:table-cell>
          <table:covered-table-cell table:style-name="ce89"/>
        </table:table-row>
        <table:table-row table:style-name="ro1">
          <table:table-cell table:style-name="ce4"/>
          <table:table-cell table:style-name="ce48" table:number-columns-repeated="2"/>
          <table:table-cell table:style-name="ce103" table:content-validation-name="val1"/>
          <table:table-cell table:style-name="ce68"/>
          <table:table-cell table:style-name="ce107" table:content-validation-name="val2"/>
          <table:table-cell table:style-name="ce82"/>
        </table:table-row>
        <table:table-row table:style-name="ro1">
          <table:table-cell table:style-name="ce3" office:value-type="string" calcext:value-type="string">
            <text:p>PSRM-001</text:p>
          </table:table-cell>
          <table:table-cell table:style-name="ce3" table:number-columns-repeated="2"/>
          <table:table-cell table:style-name="ce105" table:content-validation-name="val1"/>
          <table:table-cell table:style-name="ce73"/>
          <table:table-cell table:style-name="ce108" table:content-validation-name="val2"/>
          <table:table-cell table:style-name="ce83"/>
        </table:table-row>
        <table:table-row table:style-name="ro1">
          <table:table-cell table:style-name="ce25"/>
          <table:table-cell table:style-name="ce15" office:value-type="string" calcext:value-type="string">
            <text:p>6.C</text:p>
          </table:table-cell>
          <table:table-cell table:style-name="ce15" office:value-type="string" calcext:value-type="string">
            <text:p>“Competitivity” 100 Minimum</text:p>
          </table:table-cell>
          <table:table-cell table:content-validation-name="val1" office:value-type="string" calcext:value-type="string">
            <text:p>Compliance Expected</text:p>
          </table:table-cell>
          <table:table-cell/>
          <table:table-cell table:content-validation-name="val2" office:value-type="string" calcext:value-type="string">
            <text:p>Compliance Expected</text:p>
          </table:table-cell>
          <table:table-cell office:value-type="string" calcext:value-type="string">
            <text:p>Map created by experienced scripter, currently under evaluation from Pl0tterGhost</text:p>
          </table:table-cell>
        </table:table-row>
        <table:table-row table:style-name="ro1">
          <table:table-cell/>
          <table:table-cell table:style-name="ce50"/>
          <table:table-cell table:style-name="ce56"/>
          <table:table-cell table:style-name="ce103" table:content-validation-name="val1"/>
          <table:table-cell table:style-name="ce68"/>
          <table:table-cell table:style-name="ce107" table:content-validation-name="val2"/>
          <table:table-cell table:style-name="ce82"/>
        </table:table-row>
        <table:table-row table:style-name="ro1">
          <table:table-cell table:style-name="ce3" office:value-type="string" calcext:value-type="string">
            <text:p>STND-004</text:p>
          </table:table-cell>
          <table:table-cell table:style-name="ce51"/>
          <table:table-cell table:style-name="ce57"/>
          <table:table-cell table:style-name="ce105" table:content-validation-name="val1"/>
          <table:table-cell table:style-name="ce73"/>
          <table:table-cell table:style-name="ce108" table:content-validation-name="val2"/>
          <table:table-cell table:style-name="ce83"/>
        </table:table-row>
        <table:table-row table:style-name="ro1">
          <table:table-cell/>
          <table:table-cell office:value-type="float" office:value="3" calcext:value-type="float">
            <text:p>3</text:p>
          </table:table-cell>
          <table:table-cell office:value-type="string" calcext:value-type="string">
            <text:p>Storage Loc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Will require appropriate subfoldering but for now not having a subfolder actually helped me find the file.</text:p>
          </table:table-cell>
        </table:table-row>
        <table:table-row table:style-name="ro1">
          <table:table-cell/>
          <table:table-cell office:value-type="string" calcext:value-type="string">
            <text:p>4.A</text:p>
          </table:table-cell>
          <table:table-cell office:value-type="string" calcext:value-type="string">
            <text:p>Identification Forma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Unusual format but all information is contained near the top.</text:p>
          </table:table-cell>
        </table:table-row>
        <table:table-row table:style-name="ro1">
          <table:table-cell/>
          <table:table-cell office:value-type="string" calcext:value-type="string">
            <text:p>4.B</text:p>
          </table:table-cell>
          <table:table-cell office:value-type="string" calcext:value-type="string">
            <text:p>Exclusivity</text:p>
          </table:table-cell>
          <table:table-cell table:content-validation-name="val1" office:value-type="string" calcext:value-type="string">
            <text:p>Exception Requested</text:p>
          </table:table-cell>
          <table:table-cell office:value-type="string" calcext:value-type="string">
            <text:p>Was submitted to Blue Carbon Cup. <text:s/>Cannot guarantee it will be not used somewhere in the next 3 months.</text:p>
          </table:table-cell>
          <table:table-cell table:content-validation-name="val2" office:value-type="string" calcext:value-type="string">
            <text:p>Compliant</text:p>
          </table:table-cell>
          <table:table-cell office:value-type="string" calcext:value-type="string">
            <text:p>In theory somebody should ask before using this map in their tournament, so as long as you say no over the next 3 months, it’s fine. If we don’t use this map you can of course say yes at any time. Map not uploaded to mod center.</text:p>
          </table:table-cell>
        </table:table-row>
        <table:table-row table:style-name="ro1">
          <table:table-cell/>
          <table:table-cell office:value-type="float" office:value="5" calcext:value-type="float">
            <text:p>5</text:p>
          </table:table-cell>
          <table:table-cell office:value-type="string" calcext:value-type="string">
            <text:p>New Work</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Not used in any other competition.</text:p>
          </table:table-cell>
        </table:table-row>
        <table:table-row table:style-name="ro1">
          <table:table-cell/>
          <table:table-cell table:style-name="ce50"/>
          <table:table-cell table:style-name="ce56"/>
          <table:table-cell table:style-name="ce68" table:number-columns-repeated="2"/>
          <table:table-cell table:style-name="ce82" table:number-columns-repeated="2"/>
        </table:table-row>
        <table:table-row table:style-name="ro1">
          <table:table-cell table:style-name="ce3" office:value-type="string" calcext:value-type="string">
            <text:p>STND-002</text:p>
          </table:table-cell>
          <table:table-cell table:style-name="Default" table:number-columns-repeated="2"/>
          <table:table-cell table:style-name="ce68"/>
          <table:table-cell table:style-name="ce73"/>
          <table:table-cell table:style-name="ce83"/>
          <table:table-cell table:style-name="ce36"/>
        </table:table-row>
        <table:table-row table:style-name="ro1">
          <table:table-cell/>
          <table:table-cell office:value-type="string" calcext:value-type="string">
            <text:p>3.A</text:p>
          </table:table-cell>
          <table:table-cell office:value-type="string" calcext:value-type="string">
            <text:p>Natur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3.B</text:p>
          </table:table-cell>
          <table:table-cell office:value-type="string" calcext:value-type="string">
            <text:p>No X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3.C</text:p>
          </table:table-cell>
          <table:table-cell office:value-type="string" calcext:value-type="string">
            <text:p>Siz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20/2500 kb</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4" calcext:value-type="float">
            <text:p>4</text:p>
          </table:table-cell>
          <table:table-cell office:value-type="string" calcext:value-type="string">
            <text:p>Timing</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A</text:p>
          </table:table-cell>
          <table:table-cell office:value-type="string" calcext:value-type="string">
            <text:p>Configuration Support</text:p>
          </table:table-cell>
          <table:table-cell table:content-validation-name="val1" office:value-type="string" calcext:value-type="string">
            <text:p>Exception Requested</text:p>
          </table:table-cell>
          <table:table-cell office:value-type="string" calcext:value-type="string">
            <text:p>size increased by 1 map size</text:p>
          </table:table-cell>
          <table:table-cell table:content-validation-name="val2" office:value-type="string" calcext:value-type="string">
            <text:p>Exception Granted</text:p>
          </table:table-cell>
          <table:table-cell office:value-type="string" calcext:value-type="string">
            <text:p>Much of the map is occupied by unbuildable and uninteractable water, although some of the water may be chopped through to and used. This seems a small changes, and appropriate given the design.</text:p>
          </table:table-cell>
        </table:table-row>
        <table:table-row table:style-name="ro1">
          <table:table-cell/>
          <table:table-cell office:value-type="string" calcext:value-type="string">
            <text:p>5.B</text:p>
          </table:table-cell>
          <table:table-cell office:value-type="string" calcext:value-type="string">
            <text:p>Random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achieved with random_placement and create_player_lands.</text:p>
          </table:table-cell>
        </table:table-row>
        <table:table-row table:style-name="ro1">
          <table:table-cell/>
          <table:table-cell office:value-type="string" calcext:value-type="string">
            <text:p>5.C</text:p>
          </table:table-cell>
          <table:table-cell office:value-type="string" calcext:value-type="string">
            <text:p>Positional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D</text:p>
          </table:table-cell>
          <table:table-cell office:value-type="string" calcext:value-type="string">
            <text:p>Team Position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achieved with random_placement and create_player_lands.</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E.1</text:p>
          </table:table-cell>
          <table:table-cell office:value-type="string" calcext:value-type="string">
            <text:p>Guard Stat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2</text:p>
          </table:table-cell>
          <table:table-cell office:value-type="string" calcext:value-type="string">
            <text:p>Terrain Stat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3</text:p>
          </table:table-cell>
          <table:table-cell office:value-type="string" calcext:value-type="string">
            <text:p>Starting Res./Game Rul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4</text:p>
          </table:table-cell>
          <table:table-cell office:value-type="string" calcext:value-type="string">
            <text:p>Object Chang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6" calcext:value-type="float">
            <text:p>6</text:p>
          </table:table-cell>
          <table:table-cell office:value-type="string" calcext:value-type="string">
            <text:p>Fair Land Gener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7.A</text:p>
          </table:table-cell>
          <table:table-cell office:value-type="string" calcext:value-type="string">
            <text:p>Maximum Elev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7.B</text:p>
          </table:table-cell>
          <table:table-cell office:value-type="string" calcext:value-type="string">
            <text:p>Elevation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Only elevation I see on the map is the hillock upon which town centers are placed. Is this intentional? It is a lagoon, after all, so hills will be limited, but they are nice for making scout fights more interesting, since on perfectly flat maps (such as arena) whoever gets first hit wins.</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8.A</text:p>
          </table:table-cell>
          <table:table-cell office:value-type="string" calcext:value-type="string">
            <text:p>Terrain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B</text:p>
          </table:table-cell>
          <table:table-cell office:value-type="string" calcext:value-type="string">
            <text:p>Forest Impingemen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C</text:p>
          </table:table-cell>
          <table:table-cell office:value-type="string" calcext:value-type="string">
            <text:p>Forest Access</text:p>
          </table:table-cell>
          <table:table-cell table:content-validation-name="val1" office:value-type="string" calcext:value-type="string">
            <text:p>Compliant</text:p>
          </table:table-cell>
          <table:table-cell/>
          <table:table-cell table:content-validation-name="val2" office:value-type="string" calcext:value-type="string">
            <text:p>Non-Compliant</text:p>
          </table:table-cell>
          <table:table-cell office:value-type="string" calcext:value-type="string">
            <text:p>Seems that the first layer of mangrove forests that players can chop is lameable. Is this intentional? Forests do not appear on minimap but this is OK because they always appear on the boundary between lake and land, so their position can be seen a different way.</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9.A</text:p>
          </table:table-cell>
          <table:table-cell office:value-type="string" calcext:value-type="string">
            <text:p>Forbidden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1</text:p>
          </table:table-cell>
          <table:table-cell office:value-type="string" calcext:value-type="string">
            <text:p>Starting Units/Buildings Q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2</text:p>
          </table:table-cell>
          <table:table-cell office:value-type="string" calcext:value-type="string">
            <text:p>Starting Object Utili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3</text:p>
          </table:table-cell>
          <table:table-cell office:value-type="string" calcext:value-type="string">
            <text:p>Starting Combat Uni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1.a</text:p>
          </table:table-cell>
          <table:table-cell office:value-type="string" calcext:value-type="string">
            <text:p>Player-Assigned Resourc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7+4+4 GOLD, 5+4 STONE, 2 BOAR, 4 DEER, 6 BERRIES, 8 SHEEP.</text:p>
          </table:table-cell>
        </table:table-row>
        <table:table-row table:style-name="ro1">
          <table:table-cell/>
          <table:table-cell office:value-type="string" calcext:value-type="string">
            <text:p>9.C.1.b</text:p>
          </table:table-cell>
          <table:table-cell office:value-type="string" calcext:value-type="string">
            <text:p>Neutral Resourc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2</text:p>
          </table:table-cell>
          <table:table-cell office:value-type="string" calcext:value-type="string">
            <text:p>Gaia Convertible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3</text:p>
          </table:table-cell>
          <table:table-cell office:value-type="string" calcext:value-type="string">
            <text:p>Gaia Hostile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0" calcext:value-type="float">
            <text:p>10</text:p>
          </table:table-cell>
          <table:table-cell office:value-type="string" calcext:value-type="string">
            <text:p>Regicid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1" calcext:value-type="float">
            <text:p>11</text:p>
          </table:table-cell>
          <table:table-cell office:value-type="string" calcext:value-type="string">
            <text:p>AI</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2" calcext:value-type="float">
            <text:p>12</text:p>
          </table:table-cell>
          <table:table-cell office:value-type="string" calcext:value-type="string">
            <text:p>Visual Mod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number-columns-repeated="3"/>
          <table:table-cell table:style-name="ce46"/>
          <table:table-cell/>
          <table:table-cell table:style-name="ce35"/>
          <table:table-cell/>
        </table:table-row>
        <table:table-row table:style-name="ro1">
          <table:table-cell/>
          <table:table-cell office:value-type="float" office:value="13" calcext:value-type="float">
            <text:p>13</text:p>
          </table:table-cell>
          <table:table-cell office:value-type="string" calcext:value-type="string">
            <text:p>FFA Trade </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6"/>
        </table:table-row>
        <table:table-row table:style-name="ro1">
          <table:table-cell table:style-name="ce5" office:value-type="string" calcext:value-type="string" table:number-columns-spanned="7" table:number-rows-spanned="1">
            <text:p>Overall Scorecard (Quantities)</text:p>
          </table:table-cell>
          <table:covered-table-cell table:style-name="ce16"/>
          <table:covered-table-cell table:number-columns-repeated="4" table:style-name="ce20"/>
          <table:covered-table-cell table:style-name="ce37"/>
        </table:table-row>
        <table:table-row table:style-name="ro1">
          <table:table-cell table:style-name="ce6" office:value-type="string" calcext:value-type="string" table:number-columns-spanned="3" table:number-rows-spanned="1">
            <text:p>Status</text:p>
          </table:table-cell>
          <table:covered-table-cell table:style-name="ce45"/>
          <table:covered-table-cell table:style-name="ce21"/>
          <table:table-cell table:style-name="ce45" office:value-type="string" calcext:value-type="string" table:number-columns-spanned="2" table:number-rows-spanned="1">
            <text:p>Supplier Inspection</text:p>
          </table:table-cell>
          <table:covered-table-cell table:style-name="ce21"/>
          <table:table-cell table:style-name="ce32" office:value-type="string" calcext:value-type="string" table:number-columns-spanned="2" table:number-rows-spanned="1">
            <text:p>Tournament Inspector</text:p>
          </table:table-cell>
          <table:covered-table-cell table:style-name="ce104"/>
        </table:table-row>
        <table:table-row table:style-name="ro1">
          <table:table-cell table:style-name="ce7" office:value-type="string" calcext:value-type="string" table:number-columns-spanned="3" table:number-rows-spanned="1">
            <text:p>Non-Compliant</text:p>
          </table:table-cell>
          <table:covered-table-cell table:number-columns-repeated="2" table:style-name="ce46"/>
          <table:table-cell table:style-name="ce12" table:formula="of:=COUNTIF([.$D$7:.$D$58];[.A62])" office:value-type="float" office:value="0" calcext:value-type="float" table:number-columns-spanned="2" table:number-rows-spanned="1">
            <text:p>0</text:p>
          </table:table-cell>
          <table:covered-table-cell/>
          <table:table-cell table:style-name="ce12" table:formula="of:=COUNTIF([.$F$7:.$F$58];[.A62])" office:value-type="float" office:value="1" calcext:value-type="float" table:number-columns-spanned="2" table:number-rows-spanned="1">
            <text:p>1</text:p>
          </table:table-cell>
          <table:covered-table-cell table:style-name="ce46"/>
        </table:table-row>
        <table:table-row table:style-name="ro1">
          <table:table-cell table:style-name="ce8" office:value-type="string" calcext:value-type="string" table:number-columns-spanned="3" table:number-rows-spanned="1">
            <text:p>Exception Rejected</text:p>
          </table:table-cell>
          <table:covered-table-cell table:number-columns-repeated="2" table:style-name="ce46"/>
          <table:table-cell table:style-name="ce12" table:formula="of:=COUNTIF([.$D$7:.$D$58];[.A63])" office:value-type="float" office:value="0" calcext:value-type="float" table:number-columns-spanned="2" table:number-rows-spanned="1">
            <text:p>0</text:p>
          </table:table-cell>
          <table:covered-table-cell/>
          <table:table-cell table:style-name="ce12" table:formula="of:=COUNTIF([.$F$7:.$F$58];[.A63])" office:value-type="float" office:value="0" calcext:value-type="float" table:number-columns-spanned="2" table:number-rows-spanned="1">
            <text:p>0</text:p>
          </table:table-cell>
          <table:covered-table-cell table:style-name="ce46"/>
        </table:table-row>
        <table:table-row table:style-name="ro1">
          <table:table-cell table:style-name="ce9" office:value-type="string" calcext:value-type="string" table:number-columns-spanned="3" table:number-rows-spanned="1">
            <text:p>Compliance Expected</text:p>
          </table:table-cell>
          <table:covered-table-cell table:number-columns-repeated="2" table:style-name="ce46"/>
          <table:table-cell table:style-name="ce12" table:formula="of:=COUNTIF([.$D$7:.$D$58];[.A64])" office:value-type="float" office:value="1" calcext:value-type="float" table:number-columns-spanned="2" table:number-rows-spanned="1">
            <text:p>1</text:p>
          </table:table-cell>
          <table:covered-table-cell/>
          <table:table-cell table:style-name="ce12" table:formula="of:=COUNTIF([.$F$7:.$F$58];[.A64])" office:value-type="float" office:value="1" calcext:value-type="float" table:number-columns-spanned="2" table:number-rows-spanned="1">
            <text:p>1</text:p>
          </table:table-cell>
          <table:covered-table-cell table:style-name="ce46"/>
        </table:table-row>
        <table:table-row table:style-name="ro1">
          <table:table-cell table:style-name="ce11" office:value-type="string" calcext:value-type="string" table:number-columns-spanned="3" table:number-rows-spanned="1">
            <text:p>Exception Granted</text:p>
          </table:table-cell>
          <table:covered-table-cell table:number-columns-repeated="2" table:style-name="ce46"/>
          <table:table-cell table:style-name="ce12" table:formula="of:=COUNTIF([.$D$7:.$D$58];[.A65])" office:value-type="float" office:value="0" calcext:value-type="float" table:number-columns-spanned="2" table:number-rows-spanned="1">
            <text:p>0</text:p>
          </table:table-cell>
          <table:covered-table-cell/>
          <table:table-cell table:style-name="ce12" table:formula="of:=COUNTIF([.$F$7:.$F$58];[.A65])" office:value-type="float" office:value="1" calcext:value-type="float" table:number-columns-spanned="2" table:number-rows-spanned="1">
            <text:p>1</text:p>
          </table:table-cell>
          <table:covered-table-cell table:style-name="ce46"/>
        </table:table-row>
        <table:table-row table:style-name="ro1">
          <table:table-cell table:style-name="ce40" office:value-type="string" calcext:value-type="string" table:number-columns-spanned="3" table:number-rows-spanned="1">
            <text:p>Compliant</text:p>
          </table:table-cell>
          <table:covered-table-cell table:number-columns-repeated="2" table:style-name="ce46"/>
          <table:table-cell table:style-name="ce12" table:formula="of:=COUNTIF([.$D$7:.$D$58];[.A66])" office:value-type="float" office:value="32" calcext:value-type="float" table:number-columns-spanned="2" table:number-rows-spanned="1">
            <text:p>32</text:p>
          </table:table-cell>
          <table:covered-table-cell/>
          <table:table-cell table:style-name="ce12" table:formula="of:=COUNTIF([.$F$7:.$F$58];[.A66])" office:value-type="float" office:value="32" calcext:value-type="float" table:number-columns-spanned="2" table:number-rows-spanned="1">
            <text:p>32</text:p>
          </table:table-cell>
          <table:covered-table-cell table:style-name="ce46"/>
        </table:table-row>
        <table:table-row table:style-name="ro1">
          <table:table-cell table:style-name="ce12" office:value-type="string" calcext:value-type="string" table:number-columns-spanned="3" table:number-rows-spanned="1">
            <text:p>Not-Applicable</text:p>
          </table:table-cell>
          <table:covered-table-cell table:number-columns-repeated="2" table:style-name="ce46"/>
          <table:table-cell table:style-name="ce12" table:formula="of:=COUNTIF([.$D$7:.$D$58];[.A67])" office:value-type="float" office:value="0" calcext:value-type="float" table:number-columns-spanned="2" table:number-rows-spanned="1">
            <text:p>0</text:p>
          </table:table-cell>
          <table:covered-table-cell/>
          <table:table-cell table:style-name="ce12" table:formula="of:=COUNTIF([.$F$7:.$F$58];[.A67])" office:value-type="float" office:value="0" calcext:value-type="float" table:number-columns-spanned="2" table:number-rows-spanned="1">
            <text:p>0</text:p>
          </table:table-cell>
          <table:covered-table-cell table:style-name="ce46"/>
        </table:table-row>
        <calcext:conditional-formats>
          <calcext:conditional-format calcext:target-range-address="'2025-02-13_(COPY)'.D7:'2025-02-13_(COPY)'.D15 '2025-02-13_(COPY)'.D18:'2025-02-13_(COPY)'.D20 '2025-02-13_(COPY)'.D22:'2025-02-13_(COPY)'.D22 '2025-02-13_(COPY)'.D24:'2025-02-13_(COPY)'.D27 '2025-02-13_(COPY)'.D29:'2025-02-13_(COPY)'.D32 '2025-02-13_(COPY)'.D34:'2025-02-13_(COPY)'.D34 '2025-02-13_(COPY)'.D36:'2025-02-13_(COPY)'.D37 '2025-02-13_(COPY)'.D39:'2025-02-13_(COPY)'.D41 '2025-02-13_(COPY)'.D43:'2025-02-13_(COPY)'.D50 '2025-02-13_(COPY)'.D52:'2025-02-13_(COPY)'.D52 '2025-02-13_(COPY)'.D54:'2025-02-13_(COPY)'.D54 '2025-02-13_(COPY)'.D56:'2025-02-13_(COPY)'.D56 '2025-02-13_(COPY)'.D58:'2025-02-13_(COPY)'.D58 '2025-02-13_(COPY)'.F7:'2025-02-13_(COPY)'.F15 '2025-02-13_(COPY)'.F18:'2025-02-13_(COPY)'.F20 '2025-02-13_(COPY)'.F22:'2025-02-13_(COPY)'.F22 '2025-02-13_(COPY)'.F24:'2025-02-13_(COPY)'.F27 '2025-02-13_(COPY)'.F29:'2025-02-13_(COPY)'.F32 '2025-02-13_(COPY)'.F34:'2025-02-13_(COPY)'.F34 '2025-02-13_(COPY)'.F36:'2025-02-13_(COPY)'.F37 '2025-02-13_(COPY)'.F39:'2025-02-13_(COPY)'.F41 '2025-02-13_(COPY)'.F43:'2025-02-13_(COPY)'.F50 '2025-02-13_(COPY)'.F52:'2025-02-13_(COPY)'.F52 '2025-02-13_(COPY)'.F54:'2025-02-13_(COPY)'.F54 '2025-02-13_(COPY)'.F56:'2025-02-13_(COPY)'.F56 '2025-02-13_(COPY)'.F58:'2025-02-13_(COPY)'.F58">
            <calcext:condition calcext:apply-style-name="Red Fill" calcext:value="=&quot;Non-Compliant&quot;" calcext:base-cell-address="'2025-02-13_(COPY)'.D7"/>
            <calcext:condition calcext:apply-style-name="Orange Fill" calcext:value="=&quot;Exception Rejected&quot;" calcext:base-cell-address="'2025-02-13_(COPY)'.D7"/>
            <calcext:condition calcext:apply-style-name="Light Green Fill" calcext:value="=&quot;Compliance Expected&quot;" calcext:base-cell-address="'2025-02-13_(COPY)'.D7"/>
            <calcext:condition calcext:apply-style-name="Dark Green Fill" calcext:value="=&quot;Exception Granted&quot;" calcext:base-cell-address="'2025-02-13_(COPY)'.D7"/>
            <calcext:condition calcext:apply-style-name="Emerald Fill" calcext:value="=&quot;Compliant&quot;" calcext:base-cell-address="'2025-02-13_(COPY)'.D7"/>
            <calcext:condition calcext:apply-style-name="Note" calcext:value="=&quot;Not-Applicable&quot;" calcext:base-cell-address="'2025-02-13_(COPY)'.D7"/>
            <calcext:condition calcext:apply-style-name="Yellow Fill" calcext:value="=&quot;Exception Requested&quot;" calcext:base-cell-address="'2025-02-13_(COPY)'.D7"/>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30P0" style:volatile="true">
      <number:number number:decimal-places="2" number:min-decimal-places="2" number:min-integer-digits="1" number:grouping="true"/>
      <number:text> </number:text>
      <number:currency-symbol number:language="de" number:country="DE">€</number:currency-symbol>
    </number:currency-style>
    <number:currency-style style:name="N130">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30P0"/>
    </number:currency-style>
    <number:number-style style:name="N131">
      <number:number number:decimal-places="13" number:min-decimal-places="13" number:min-integer-digits="1"/>
    </number:number-style>
    <number:number-style style:name="N132">
      <number:number number:decimal-places="12" number:min-decimal-places="12" number:min-integer-digits="1"/>
    </number:number-style>
    <number:number-style style:name="N133">
      <number:number number:decimal-places="11" number:min-decimal-places="11" number:min-integer-digits="1"/>
    </number:number-style>
    <number:number-style style:name="N134">
      <number:number number:decimal-places="10" number:min-decimal-places="10" number:min-integer-digits="1"/>
    </number:number-style>
    <number:number-style style:name="N135">
      <number:number number:decimal-places="9" number:min-decimal-places="9" number:min-integer-digits="1"/>
    </number:number-style>
    <number:number-style style:name="N136">
      <number:number number:decimal-places="8" number:min-decimal-places="8" number:min-integer-digits="1"/>
    </number:number-style>
    <number:number-style style:name="N137">
      <number:number number:decimal-places="7" number:min-decimal-places="7" number:min-integer-digits="1"/>
    </number:number-style>
    <number:number-style style:name="N138">
      <number:number number:decimal-places="6" number:min-decimal-places="6" number:min-integer-digits="1"/>
    </number:number-style>
    <number:number-style style:name="N139">
      <number:number number:decimal-places="5" number:min-decimal-places="5" number:min-integer-digits="1"/>
    </number:number-style>
    <number:number-style style:name="N140">
      <number:number number:decimal-places="4" number:min-decimal-places="4" number:min-integer-digits="1"/>
    </number:number-style>
    <number:number-style style:name="N141">
      <number:number number:decimal-places="3" number:min-decimal-places="3" number:min-integer-digits="1"/>
    </number:number-style>
    <number:number-style style:name="N142">
      <number:number number:decimal-places="1" number:min-decimal-places="1" number:min-integer-digits="1"/>
    </number:number-style>
    <number:number-style style:name="N143">
      <number:number number:decimal-places="14" number:min-decimal-places="14" number:min-integer-digits="1"/>
    </number:number-style>
    <number:number-style style:name="N144">
      <number:number number:decimal-places="15" number:min-decimal-places="15"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Red_20_Fill" style:display-name="Red Fill" style:family="table-cell" style:parent-style-name="Default">
      <style:table-cell-properties fo:background-color="#ff0000"/>
    </style:style>
    <style:style style:name="Orange_20_Fill" style:display-name="Orange Fill" style:family="table-cell" style:parent-style-name="Default">
      <style:table-cell-properties fo:background-color="#ff8000" style:diagonal-bl-tr="none" style:diagonal-tl-br="none"/>
    </style:style>
    <style:style style:name="Light_20_Green_20_Fill" style:display-name="Light Green Fill" style:family="table-cell" style:parent-style-name="Default">
      <style:table-cell-properties fo:background-color="#bbe33d" style:diagonal-bl-tr="none" style:diagonal-tl-br="none"/>
    </style:style>
    <style:style style:name="Yellow_20_Fill" style:display-name="Yellow Fill" style:family="table-cell" style:parent-style-name="Default">
      <style:table-cell-properties fo:background-color="#ffff00"/>
    </style:style>
    <style:style style:name="Dark_20_Green_20_Fill" style:display-name="Dark Green Fill" style:family="table-cell" style:parent-style-name="Default">
      <style:table-cell-properties fo:background-color="#5eb91e" style:diagonal-bl-tr="none" style:diagonal-tl-br="none"/>
    </style:style>
    <style:style style:name="Emerald_20_Fill" style:display-name="Emerald Fill" style:family="table-cell" style:parent-style-name="Default">
      <style:table-cell-properties fo:background-color="#007222"/>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13">00/00/0000</text:date>, <text:time style:data-style-name="N2" text:time-value="12:38:28.470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2-13T12:38:45.754000000</dc:date>
    <meta:editing-duration>P2DT18H33M8S</meta:editing-duration>
    <meta:editing-cycles>222</meta:editing-cycles>
    <meta:generator>LibreOffice/24.8.4.2$Windows_X86_64 LibreOffice_project/bb3cfa12c7b1bf994ecc5649a80400d06cd71002</meta:generator>
    <meta:document-statistic meta:table-count="2" meta:cell-count="388" meta:object-count="0"/>
  </office:meta>
</office:document-meta>
</file>